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Exception.Modu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Exception.ModuleException( Throwabl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Exception.ModuleExceptio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Exception.ModuleException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